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TypeCheckHandlerTest.handler( String typeName , Class &lt; ? &gt; expectClass , int featu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oTypeCheckHandlerTest.test_for_issu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